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ueba DOC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Diego González Gómez</meta:initial-creator>
    <dc:creator>word</dc:creator>
    <meta:creation-date>2024-02-25T02:41:00Z</meta:creation-date>
    <dc:date>2024-02-25T02:41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